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officeooo:paragraph-rsid="00272a1e"/>
    </style:style>
    <style:style style:name="P3" style:family="paragraph" style:parent-style-name="Standard">
      <style:paragraph-properties fo:text-align="center" style:justify-single-word="false"/>
      <style:text-properties officeooo:paragraph-rsid="00272a1e"/>
    </style:style>
    <style:style style:name="P4" style:family="paragraph" style:parent-style-name="Standard">
      <style:paragraph-properties fo:text-align="start" style:justify-single-word="false"/>
      <style:text-properties officeooo:rsid="000fffd0" officeooo:paragraph-rsid="00272a1e"/>
    </style:style>
    <style:style style:name="P5" style:family="paragraph" style:parent-style-name="Standard">
      <style:paragraph-properties fo:text-align="start" style:justify-single-word="false"/>
      <style:text-properties officeooo:rsid="0010d3d1" officeooo:paragraph-rsid="00272a1e"/>
    </style:style>
    <style:style style:name="P6" style:family="paragraph" style:parent-style-name="Standard">
      <style:paragraph-properties fo:text-align="start" style:justify-single-word="false"/>
      <style:text-properties officeooo:rsid="002a88dd" officeooo:paragraph-rsid="002a88dd"/>
    </style:style>
    <style:style style:name="P7" style:family="paragraph" style:parent-style-name="Standard">
      <style:paragraph-properties fo:text-align="start" style:justify-single-word="false"/>
      <style:text-properties officeooo:rsid="002c064a" officeooo:paragraph-rsid="002c064a"/>
    </style:style>
    <style:style style:name="P8" style:family="paragraph" style:parent-style-name="Standard">
      <style:paragraph-properties fo:text-align="start" style:justify-single-word="false"/>
      <style:text-properties officeooo:rsid="002c5a56" officeooo:paragraph-rsid="002c5a5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0fffd0" officeooo:paragraph-rsid="00272a1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0d3d1" officeooo:paragraph-rsid="00272a1e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officeooo:rsid="0010d3d1" officeooo:paragraph-rsid="00272a1e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10d3d1" officeooo:paragraph-rsid="00272a1e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72a1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c064a" officeooo:paragraph-rsid="002c064a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a88dd" officeooo:paragraph-rsid="002a88dd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c5a56" officeooo:paragraph-rsid="002c5a56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officeooo:rsid="002baf3a"/>
    </style:style>
    <style:style style:name="T6" style:family="text">
      <style:text-properties officeooo:rsid="002e4b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4" style:data-style-name="N0">4</text:variable-set>: Magnetic Fields</text:p>
      <text:p text:style-name="P2"/>
      <text:list xml:id="list4385801664531295720" text:style-name="L1">
        <text:list-item>
          <text:p text:style-name="P9">The magnetic field due to a long wire carrying current is 0.2 T at a distance of 1 cm from the wire. What would the magnetic field be at a distance of 4 cm from the wire?</text:p>
        </text:list-item>
      </text:list>
      <text:p text:style-name="P4"/>
      <text:p text:style-name="P4"/>
      <text:p text:style-name="P4"/>
      <text:p text:style-name="P4"/>
      <text:p text:style-name="P4"/>
      <text:list xml:id="list120221426740804" text:continue-numbering="true" text:style-name="L1">
        <text:list-item>
          <text:p text:style-name="P10">A horizontal power line of length 58 m carries a curent of 2200A toward the north. <text:s/>The earth's magnetic field at this location is 5 x 10<text:span text:style-name="T2">-5</text:span> T directed toward the north, 65<text:span text:style-name="T3">°</text:span><text:span text:style-name="T4"> below horizontal. </text:span></text:p>
          <text:list>
            <text:list-item>
              <text:p text:style-name="P11">Find the magnitude of the magnetic force on the power line.</text:p>
            </text:list-item>
          </text:list>
        </text:list-item>
      </text:list>
      <text:p text:style-name="P5"/>
      <text:p text:style-name="P5"/>
      <text:p text:style-name="P12"/>
      <text:list xml:id="list120222796681992" text:continue-numbering="true" text:style-name="L1">
        <text:list-item>
          <text:list>
            <text:list-item>
              <text:p text:style-name="P11">What is the direction of the force on the power line?</text:p>
            </text:list-item>
          </text:list>
        </text:list-item>
      </text:list>
      <text:p text:style-name="P5"/>
      <text:p text:style-name="P5"/>
      <text:p text:style-name="P5"/>
      <text:p text:style-name="P2"/>
      <text:p text:style-name="P2"/>
      <text:p text:style-name="P2"/>
      <text:list xml:id="list120220838310942" text:continue-numbering="true" text:style-name="L1">
        <text:list-item>
          <text:p text:style-name="P13">The average nerve impulse has a current of approximately 16 pA. <text:s/>You are standing in a magnetic field directed to the left. <text:s/>You want to move your small toe, a distance of 1.75 meters from your brain. What strength of magnetic field would cause a barely-noticable force of 0.1 N to be exerted on your nerve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20222310058837" text:continue-numbering="true" text:style-name="L1">
        <text:list-item>
          <text:p text:style-name="P14">A 10-meter long conductor carrying a current of I=15A is directed along the positive x-axis, perpendicular to a uniform magnetic field. <text:s/>The force on the conductor is 1.2 N in the negative y direction. <text:s/>Determine the magnitude and direction of the magnetic field. 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20222516184354" text:continue-numbering="true" text:style-name="L1">
        <text:list-item>
          <text:p text:style-name="P15"><text:soft-page-break/>A wire has a mass of 0.1 kg, and a length of 3 meters, <text:span text:style-name="T6">and is carrying a current of 25 amps</text:span>. <text:s/>It is placed on top of a table, <text:span text:style-name="T5">oriented in the X direction, carrying current in the positive X direction. <text:s/>The coefficient of kinetic friction is 0.2. The wire slides horizontally to the north at a constant speed. <text:s/>Calculate the magnitude and direction of the magnetic field needed for this to happen.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20220754175030" text:continue-numbering="true" text:style-name="L1">
        <text:list-item>
          <text:p text:style-name="P16">A current-carrying wire is placed in a magnetic field of 2T. <text:s/>The wire experiences a force of 0.4 N. <text:s text:c="3"/><text:span text:style-name="T6">The length of the wire is 2 meters.</text:span></text:p>
          <text:list>
            <text:list-item>
              <text:p text:style-name="P16">Calculate the minimum possible amount of current the wire could be carrying.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20221237384847" text:continue-numbering="true" text:style-name="L1">
        <text:list-item>
          <text:list>
            <text:list-item>
              <text:p text:style-name="P16">Calculate the maximum possible amount of current the wire could be carrying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1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09-30T12:02:20.615536831" text:date-adjust="PT24H00M00S">10/01/14</text:date></text:span></text:p>
      </style:header>
      <style:footer>
        <text:p text:style-name="MP1">1<text:span text:style-name="MT2">st</text:span> Nine Weeks<text:tab/><text:page-number text:select-page="current">1</text:page-number>/<text:page-count>2</text:page-count><text:tab/>Assignment <text:variable-get text:name="Assignment" style:data-style-name="N0">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06:57:22.000441899</meta:creation-date>
    <meta:editing-duration>PT11M2S</meta:editing-duration>
    <meta:editing-cycles>8</meta:editing-cycles>
    <meta:generator>LibreOffice/4.2.6.3$Linux_X86_64 LibreOffice_project/420$Build-3</meta:generator>
    <meta:initial-creator>Jonas Williamson</meta:initial-creator>
    <dc:date>2014-09-30T12:02:20.573360195</dc:date>
    <dc:creator>Jonas Williamson</dc:creator>
    <meta:document-statistic meta:table-count="0" meta:image-count="1" meta:object-count="0" meta:page-count="2" meta:paragraph-count="13" meta:word-count="340" meta:character-count="1834" meta:non-whitespace-character-count="1495"/>
  </office:meta>
</office:document-meta>
</file>